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886cm"/>
    </style:style>
    <style:style style:name="Таблица1.B" style:family="table-column">
      <style:table-column-properties style:column-width="2.459cm"/>
    </style:style>
    <style:style style:name="Таблица1.C" style:family="table-column">
      <style:table-column-properties style:column-width="2.893cm"/>
    </style:style>
    <style:style style:name="Таблица1.D" style:family="table-column">
      <style:table-column-properties style:column-width="2.291cm"/>
    </style:style>
    <style:style style:name="Таблица1.E" style:family="table-column">
      <style:table-column-properties style:column-width="1.66cm"/>
    </style:style>
    <style:style style:name="Таблица1.F" style:family="table-column">
      <style:table-column-properties style:column-width="2.812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 style:list-style-name="L3">
      <style:paragraph-properties fo:text-align="justify" style:justify-single-word="false"/>
    </style:style>
    <style:style style:name="P10" style:family="paragraph" style:parent-style-name="Text_20_body" style:list-style-name="L4">
      <style:paragraph-properties fo:text-align="justify" style:justify-single-word="false"/>
    </style:style>
    <style:style style:name="P11" style:family="paragraph" style:parent-style-name="Text_20_body" style:list-style-name="L5">
      <style:paragraph-properties fo:text-align="justify" style:justify-single-word="false"/>
    </style:style>
    <style:style style:name="P12" style:family="paragraph" style:parent-style-name="Text_20_body" style:list-style-name="L6">
      <style:paragraph-properties fo:text-align="justify" style:justify-single-word="false"/>
    </style:style>
    <style:style style:name="P13" style:family="paragraph" style:parent-style-name="Text_20_body" style:list-style-name="L7">
      <style:paragraph-properties fo:text-align="justify" style:justify-single-word="false"/>
    </style:style>
    <style:style style:name="P14" style:family="paragraph" style:parent-style-name="Text_20_body" style:list-style-name="L8">
      <style:paragraph-properties fo:text-align="justify" style:justify-single-word="false"/>
    </style:style>
    <style:style style:name="P15" style:family="paragraph" style:parent-style-name="Text_20_body" style:list-style-name="L9">
      <style:paragraph-properties fo:text-align="justify" style:justify-single-word="false"/>
    </style:style>
    <style:style style:name="P16" style:family="paragraph" style:parent-style-name="Text_20_body" style:list-style-name="L10">
      <style:paragraph-properties fo:text-align="justify" style:justify-single-word="false"/>
    </style:style>
    <style:style style:name="P17" style:family="paragraph" style:parent-style-name="Text_20_body" style:list-style-name="L11">
      <style:paragraph-properties fo:text-align="justify" style:justify-single-word="false"/>
    </style:style>
    <style:style style:name="P18" style:family="paragraph" style:parent-style-name="Text_20_body" style:list-style-name="L12">
      <style:paragraph-properties fo:text-align="justify" style:justify-single-word="false"/>
    </style:style>
    <style:style style:name="P19" style:family="paragraph" style:parent-style-name="Text_20_body" style:list-style-name="L13">
      <style:paragraph-properties fo:text-align="justify" style:justify-single-word="false"/>
    </style:style>
    <style:style style:name="P20" style:family="paragraph" style:parent-style-name="Text_20_body" style:list-style-name="L14">
      <style:paragraph-properties fo:text-align="justify" style:justify-single-word="false"/>
    </style:style>
    <style:style style:name="P21" style:family="paragraph" style:parent-style-name="Text_20_body" style:list-style-name="L15">
      <style:paragraph-properties fo:text-align="justify" style:justify-single-word="false"/>
    </style:style>
    <style:style style:name="P22" style:family="paragraph" style:parent-style-name="Text_20_body" style:list-style-name="L16">
      <style:paragraph-properties fo:text-align="justify" style:justify-single-word="false"/>
    </style:style>
    <style:style style:name="P23" style:family="paragraph" style:parent-style-name="Text_20_body" style:list-style-name="L17">
      <style:paragraph-properties fo:text-align="justify" style:justify-single-word="false"/>
    </style:style>
    <style:style style:name="P24" style:family="paragraph" style:parent-style-name="Text_20_body" style:list-style-name="L18">
      <style:paragraph-properties fo:text-align="justify" style:justify-single-word="false"/>
    </style:style>
    <style:style style:name="P25" style:family="paragraph" style:parent-style-name="Table_20_Heading">
      <style:paragraph-properties fo:text-align="justify" style:justify-single-word="false"/>
    </style:style>
    <style:style style:name="P26" style:family="paragraph" style:parent-style-name="Preformatted_20_Text">
      <style:paragraph-properties fo:text-align="justify" style:justify-single-word="false"/>
    </style:style>
    <style:style style:name="P27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ТЕХНИЧЕСКОЕ ЗАДАНИЕ НА ДИЗАЙН: DASHBOARD GRINDSTONE</text:h>
      <text:h text:style-name="P29" text:outline-level="2">ОБЩАЯ ИНФОРМАЦИЯ</text:h>
      <text:list xml:id="list1929712398" text:style-name="L1">
        <text:list-item>
          <text:p text:style-name="P7"><text:span text:style-name="Strong_20_Emphasis">Назначение:</text:span> Главная страница приложения после входа в систему</text:p>
        </text:list-item>
        <text:list-item>
          <text:p text:style-name="P7"><text:span text:style-name="Strong_20_Emphasis">Цель:</text:span> Быстрый обзор рабочих пространств, проектов и недавних задач</text:p>
        </text:list-item>
        <text:list-item>
          <text:p text:style-name="P7"><text:span text:style-name="Strong_20_Emphasis">URL:</text:span> <text:span text:style-name="Source_20_Text">/dashboard</text:span></text:p>
        </text:list-item>
        <text:list-item>
          <text:p text:style-name="P7"><text:span text:style-name="Strong_20_Emphasis">Адаптивность:</text:span> Полностью адаптивный интерфейс для всех устройств</text:p>
        </text:list-item>
      </text:list>
      <text:p text:style-name="P1"/>
      <text:h text:style-name="P29" text:outline-level="2">СТРУКТУРА СТРАНИЦЫ</text:h>
      <text:h text:style-name="P3" text:outline-level="3">1. ОБЛАСТЬ НАВИГАЦИИ (Слева, фиксированная)</text:h>
      <text:list xml:id="list377713482" text:style-name="L2">
        <text:list-item>
          <text:p text:style-name="P8"><text:span text:style-name="Strong_20_Emphasis">Ширина:</text:span> 280px (свернутая: 64px)</text:p>
        </text:list-item>
        <text:list-item>
          <text:p text:style-name="P8"><text:span text:style-name="Strong_20_Emphasis">Фон:</text:span> Светлая тема - <text:span text:style-name="Source_20_Text">#F9FAFB</text:span>, Темная тема - <text:span text:style-name="Source_20_Text">#1F2937</text:span></text:p>
        </text:list-item>
        <text:list-item>
          <text:p text:style-name="P8"><text:span text:style-name="Strong_20_Emphasis">Логотип:</text:span> В верхней части, центрирован</text:p>
        </text:list-item>
        <text:list-item>
          <text:p text:style-name="P8"><text:span text:style-name="Strong_20_Emphasis">Навигационные элементы:</text:span></text:p>
          <text:list>
            <text:list-item>
              <text:p text:style-name="P8">Текущая страница "Главная" (выделена)</text:p>
            </text:list-item>
            <text:list-item>
              <text:p text:style-name="P8">Список рабочих пространств (аккордеон)</text:p>
            </text:list-item>
            <text:list-item>
              <text:p text:style-name="P8">Список избранных проектов</text:p>
            </text:list-item>
            <text:list-item>
              <text:p text:style-name="P8">Кнопка создания нового проекта</text:p>
            </text:list-item>
          </text:list>
        </text:list-item>
      </text:list>
      <text:h text:style-name="P3" text:outline-level="3">2. ОСНОВНАЯ ОБЛАСТЬ КОНТЕНТА (Центр)</text:h>
      <text:h text:style-name="P2" text:outline-level="4">A. ПРИВЕТСТВИЕ И КРАТКАЯ СТАТИСТИКА</text:h>
      <text:list xml:id="list97701846" text:style-name="L3">
        <text:list-item>
          <text:p text:style-name="P9"><text:span text:style-name="Strong_20_Emphasis">Приветствие:</text:span> "Добро пожаловать, [Имя]!" (H1, размер 28px)</text:p>
        </text:list-item>
        <text:list-item>
          <text:p text:style-name="P9"><text:span text:style-name="Strong_20_Emphasis">Статистика за сегодня:</text:span></text:p>
          <text:list>
            <text:list-item>
              <text:p text:style-name="P9">Карточка "Активные проекты": число, иконка 📊</text:p>
            </text:list-item>
            <text:list-item>
              <text:p text:style-name="P9">Карточка "Задачи на сегодня": число, иконка ✅</text:p>
            </text:list-item>
            <text:list-item>
              <text:p text:style-name="P9">Карточка "Просроченные": число, иконка ⚠️</text:p>
            </text:list-item>
          </text:list>
        </text:list-item>
      </text:list>
      <text:h text:style-name="P2" text:outline-level="4">B. РАБОЧИЕ ПРОСТРАНСТВА И ПРОЕКТЫ</text:h>
      <text:list xml:id="list3756319113" text:style-name="L4">
        <text:list-item>
          <text:p text:style-name="P10"><text:span text:style-name="Strong_20_Emphasis">Заголовок:</text:span> "Мои рабочие пространства" (H2)</text:p>
        </text:list-item>
        <text:list-item>
          <text:p text:style-name="P10"><text:span text:style-name="Strong_20_Emphasis">Аккордеон для каждого workspace:</text:span></text:p>
          <text:list>
            <text:list-item>
              <text:p text:style-name="P10">Заголовок аккордеона: Название workspace + количество проектов</text:p>
            </text:list-item>
            <text:list-item>
              <text:p text:style-name="P10"><text:soft-page-break/>При развертывании: список проектов в workspace</text:p>
            </text:list-item>
            <text:list-item>
              <text:p text:style-name="P10"><text:span text:style-name="Strong_20_Emphasis">Элемент проекта:</text:span></text:p>
              <text:list>
                <text:list-item>
                  <text:p text:style-name="P10">Иконка проекта (круг цветной, соответствует цвету проекта)</text:p>
                </text:list-item>
                <text:list-item>
                  <text:p text:style-name="P10">Название проекта</text:p>
                </text:list-item>
                <text:list-item>
                  <text:p text:style-name="P10">Прогресс-бар: выполнено X из Y задач</text:p>
                </text:list-item>
                <text:list-item>
                  <text:p text:style-name="P10">Количество активных задач</text:p>
                </text:list-item>
                <text:list-item>
                  <text:p text:style-name="P10">Дата последнего обновления</text:p>
                </text:list-item>
              </text:list>
            </text:list-item>
          </text:list>
        </text:list-item>
      </text:list>
      <text:h text:style-name="P2" text:outline-level="4">C. НЕДАВНИЕ ЗАДАЧИ</text:h>
      <text:list xml:id="list608956820" text:style-name="L5">
        <text:list-item>
          <text:p text:style-name="P11"><text:span text:style-name="Strong_20_Emphasis">Заголовок:</text:span> "Недавние задачи" (H2)</text:p>
        </text:list-item>
        <text:list-item>
          <text:p text:style-name="P11"><text:span text:style-name="Strong_20_Emphasis">Таблица задач:</text:span></text:p>
          <text:list>
            <text:list-item>
              <text:p text:style-name="P11">Колонки: Название, Проект, Статус, Приоритет, Срок, Исполнитель</text:p>
            </text:list-item>
            <text:list-item>
              <text:p text:style-name="P11">Строка таблицы: кликабельна (ведет к задаче)</text:p>
            </text:list-item>
            <text:list-item>
              <text:p text:style-name="P11">Сортировка по всем колонкам</text:p>
            </text:list-item>
            <text:list-item>
              <text:p text:style-name="P11">Фильтр по статусу/приоритету</text:p>
            </text:list-item>
          </text:list>
        </text:list-item>
      </text:list>
      <text:h text:style-name="P2" text:outline-level="4">D. БЫСТРЫЕ ДЕЙСТВИЯ</text:h>
      <text:list xml:id="list852598571" text:style-name="L6">
        <text:list-item>
          <text:p text:style-name="P12"><text:span text:style-name="Strong_20_Emphasis">Кнопка:</text:span> "+ Создать проект" (Primary button, закреплена в правом нижнем углу на mobile)</text:p>
        </text:list-item>
        <text:list-item>
          <text:p text:style-name="P12"><text:span text:style-name="Strong_20_Emphasis">Кнопка:</text:span> "Быстрая задача" (Secondary button, открывает модальное окно для создания задачи без контекста проекта)</text:p>
        </text:list-item>
      </text:list>
      <text:p text:style-name="P1"/>
      <text:h text:style-name="P29" text:outline-level="2">ДЕТАЛИЗАЦИЯ КОМПОНЕНТОВ</text:h>
      <text:h text:style-name="P3" text:outline-level="3">КАРТОЧКА ПРОЕКТА</text:h>
      <text:p text:style-name="P6">text</text:p>
      <text:p text:style-name="P26">[ Цветной круг ] Название проекта</text:p>
      <text:p text:style-name="P26">Прогресс: ████████░░ 80%</text:p>
      <text:p text:style-name="P27">Задач: 12 активных · Обновлено 2ч назад</text:p>
      <text:h text:style-name="P3" text:outline-level="3">ТАБЛИЦА ЗАДАЧ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25">Название</text:p>
            </table:table-cell>
            <table:table-cell table:style-name="Таблица1.A1" office:value-type="string">
              <text:p text:style-name="P25">Проект</text:p>
            </table:table-cell>
            <table:table-cell table:style-name="Таблица1.A1" office:value-type="string">
              <text:p text:style-name="P25">Статус</text:p>
            </table:table-cell>
            <table:table-cell table:style-name="Таблица1.A1" office:value-type="string">
              <text:p text:style-name="P25">Приоритет</text:p>
            </table:table-cell>
            <table:table-cell table:style-name="Таблица1.A1" office:value-type="string">
              <text:p text:style-name="P25">Срок</text:p>
            </table:table-cell>
            <table:table-cell table:style-name="Таблица1.A1" office:value-type="string">
              <text:p text:style-name="P25">Исполнитель</text:p>
            </table:table-cell>
          </table:table-row>
        </table:table-header-rows>
        <table:table-row>
          <table:table-cell table:style-name="Таблица1.A1" office:value-type="string">
            <text:p text:style-name="P4">Дизайн главной страницы</text:p>
          </table:table-cell>
          <table:table-cell table:style-name="Таблица1.A1" office:value-type="string">
            <text:p text:style-name="P4">Marketing</text:p>
          </table:table-cell>
          <table:table-cell table:style-name="Таблица1.A1" office:value-type="string">
            <text:p text:style-name="P4">В работе</text:p>
          </table:table-cell>
          <table:table-cell table:style-name="Таблица1.A1" office:value-type="string">
            <text:p text:style-name="P4">Высокий</text:p>
          </table:table-cell>
          <table:table-cell table:style-name="Таблица1.A1" office:value-type="string">
            <text:p text:style-name="P4">Сегодня</text:p>
          </table:table-cell>
          <table:table-cell table:style-name="Таблица1.A1" office:value-type="string">
            <text:p text:style-name="P4">[Аватар] Вы</text:p>
          </table:table-cell>
        </table:table-row>
        <table:table-row>
          <table:table-cell table:style-name="Таблица1.A1" office:value-type="string">
            <text:p text:style-name="P4">Написать ТЗ</text:p>
          </table:table-cell>
          <table:table-cell table:style-name="Таблица1.A1" office:value-type="string">
            <text:p text:style-name="P4">Development</text:p>
          </table:table-cell>
          <table:table-cell table:style-name="Таблица1.A1" office:value-type="string">
            <text:p text:style-name="P4">К выполнению</text:p>
          </table:table-cell>
          <table:table-cell table:style-name="Таблица1.A1" office:value-type="string">
            <text:p text:style-name="P4">Средний</text:p>
          </table:table-cell>
          <table:table-cell table:style-name="Таблица1.A1" office:value-type="string">
            <text:p text:style-name="P4">Завтра</text:p>
          </table:table-cell>
          <table:table-cell table:style-name="Таблица1.A1" office:value-type="string">
            <text:p text:style-name="P4">[Аватар]</text:p>
          </table:table-cell>
        </table:table-row>
        <table:table-row>
          <table:table-cell table:style-name="Таблица1.A1" office:value-type="string">
            <text:p text:style-name="P4">Тестирование API</text:p>
          </table:table-cell>
          <table:table-cell table:style-name="Таблица1.A1" office:value-type="string">
            <text:p text:style-name="P4">Development</text:p>
          </table:table-cell>
          <table:table-cell table:style-name="Таблица1.A1" office:value-type="string">
            <text:p text:style-name="P4">Готово</text:p>
          </table:table-cell>
          <table:table-cell table:style-name="Таблица1.A1" office:value-type="string">
            <text:p text:style-name="P4">Низкий</text:p>
          </table:table-cell>
          <table:table-cell table:style-name="Таблица1.A1" office:value-type="string">
            <text:p text:style-name="P4">Вчера</text:p>
          </table:table-cell>
          <table:table-cell table:style-name="Таблица1.A1" office:value-type="string">
            <text:p text:style-name="P4">[Аватар]</text:p>
          </table:table-cell>
        </table:table-row>
      </table:table>
      <text:h text:style-name="P3" text:outline-level="3">ИНДИКАТОРЫ СТАТУСА</text:h>
      <text:list xml:id="list4284616892" text:style-name="L7">
        <text:list-item>
          <text:p text:style-name="P13"><text:span text:style-name="Strong_20_Emphasis">К выполнению:</text:span> Серая иконка ◯</text:p>
        </text:list-item>
        <text:list-item>
          <text:p text:style-name="P13"><text:soft-page-break/><text:span text:style-name="Strong_20_Emphasis">В работе:</text:span> Синяя иконка ↻</text:p>
        </text:list-item>
        <text:list-item>
          <text:p text:style-name="P13"><text:span text:style-name="Strong_20_Emphasis">На проверке:</text:span> Желтая иконка ⚠️</text:p>
        </text:list-item>
        <text:list-item>
          <text:p text:style-name="P13"><text:span text:style-name="Strong_20_Emphasis">Готово:</text:span> Зеленая иконка ✓</text:p>
        </text:list-item>
      </text:list>
      <text:h text:style-name="P3" text:outline-level="3">ИНДИКАТОРЫ ПРИОРИТЕТА</text:h>
      <text:list xml:id="list1046487765" text:style-name="L8">
        <text:list-item>
          <text:p text:style-name="P14"><text:span text:style-name="Strong_20_Emphasis">Низкий:</text:span> Серый значок ↓</text:p>
        </text:list-item>
        <text:list-item>
          <text:p text:style-name="P14"><text:span text:style-name="Strong_20_Emphasis">Средний:</text:span> Синий значок →</text:p>
        </text:list-item>
        <text:list-item>
          <text:p text:style-name="P14"><text:span text:style-name="Strong_20_Emphasis">Высокий:</text:span> Красный значок ↑</text:p>
        </text:list-item>
      </text:list>
      <text:p text:style-name="P1"/>
      <text:h text:style-name="P29" text:outline-level="2">АДАПТИВНЫЙ ДИЗАЙН</text:h>
      <text:h text:style-name="P3" text:outline-level="3">DESKTOP (&gt;1024px)</text:h>
      <text:list xml:id="list2641473205" text:style-name="L9">
        <text:list-item>
          <text:p text:style-name="P15">Боковая панель: фиксированная 280px</text:p>
        </text:list-item>
        <text:list-item>
          <text:p text:style-name="P15">Основная область: оставшаяся ширина</text:p>
        </text:list-item>
        <text:list-item>
          <text:p text:style-name="P15">Карточки проектов: сетка 2 колонки</text:p>
        </text:list-item>
        <text:list-item>
          <text:p text:style-name="P15">Таблица: полная версия со всеми колонками</text:p>
        </text:list-item>
      </text:list>
      <text:h text:style-name="P3" text:outline-level="3">TABLET (768px - 1024px)</text:h>
      <text:list xml:id="list1765807642" text:style-name="L10">
        <text:list-item>
          <text:p text:style-name="P16">Боковая панель: свернута до 64px (только иконки)</text:p>
        </text:list-item>
        <text:list-item>
          <text:p text:style-name="P16">Карточки проектов: сетка 1 колонка</text:p>
        </text:list-item>
        <text:list-item>
          <text:p text:style-name="P16">Таблица: компактная версия (скрыты колонки "Приоритет" и "Исполнитель")</text:p>
        </text:list-item>
      </text:list>
      <text:h text:style-name="P3" text:outline-level="3">MOBILE (320px - 768px)</text:h>
      <text:list xml:id="list1650592520" text:style-name="L11">
        <text:list-item>
          <text:p text:style-name="P17">Боковая панель: скрыта в гамбургер-меню</text:p>
        </text:list-item>
        <text:list-item>
          <text:p text:style-name="P17">Контент: полная ширина</text:p>
        </text:list-item>
        <text:list-item>
          <text:p text:style-name="P17">Карточки проектов: список</text:p>
        </text:list-item>
        <text:list-item>
          <text:p text:style-name="P17">Таблица задач: заменена на карточки задач</text:p>
        </text:list-item>
        <text:list-item>
          <text:p text:style-name="P17">Кнопка создания: плавающая кнопка в правом нижнем углу</text:p>
        </text:list-item>
      </text:list>
      <text:p text:style-name="P1"/>
      <text:h text:style-name="P29" text:outline-level="2">ИНТЕРАКТИВНОСТЬ</text:h>
      <text:h text:style-name="P3" text:outline-level="3">СОСТОЯНИЯ ЭЛЕМЕНТОВ</text:h>
      <text:list xml:id="list2122659603" text:style-name="L12">
        <text:list-item>
          <text:p text:style-name="P18"><text:span text:style-name="Strong_20_Emphasis">Карточка проекта:</text:span> Ховер-эффект (подъем + тень)</text:p>
        </text:list-item>
        <text:list-item>
          <text:p text:style-name="P18"><text:span text:style-name="Strong_20_Emphasis">Строка таблицы:</text:span> Ховер-эффект (подсветка фона)</text:p>
        </text:list-item>
        <text:list-item>
          <text:p text:style-name="P18"><text:soft-page-break/><text:span text:style-name="Strong_20_Emphasis">Кнопки:</text:span> Стандартные состояния (normal, hover, active, disabled)</text:p>
        </text:list-item>
      </text:list>
      <text:h text:style-name="P3" text:outline-level="3">ДЕЙСТВИЯ</text:h>
      <text:list xml:id="list299018035" text:style-name="L13">
        <text:list-item>
          <text:p text:style-name="P19"><text:span text:style-name="Strong_20_Emphasis">Клик по workspace:</text:span> Развернуть/свернуть список проектов</text:p>
        </text:list-item>
        <text:list-item>
          <text:p text:style-name="P19"><text:span text:style-name="Strong_20_Emphasis">Клик по проекту:</text:span> Переход на страницу проекта</text:p>
        </text:list-item>
        <text:list-item>
          <text:p text:style-name="P19"><text:span text:style-name="Strong_20_Emphasis">Клик по задаче:</text:span> Открытие модального окна с деталями задачи</text:p>
        </text:list-item>
        <text:list-item>
          <text:p text:style-name="P19"><text:span text:style-name="Strong_20_Emphasis">Клик по кнопке "+":</text:span> Открытие модального окна создания проекта</text:p>
        </text:list-item>
      </text:list>
      <text:p text:style-name="P1"/>
      <text:h text:style-name="P29" text:outline-level="2">ТЕМНАЯ ТЕМА</text:h>
      <text:h text:style-name="P3" text:outline-level="3">ЦВЕТА ДЛЯ ТЕМНОЙ ТЕМЫ</text:h>
      <text:list xml:id="list136626414" text:style-name="L14">
        <text:list-item>
          <text:p text:style-name="P20"><text:span text:style-name="Strong_20_Emphasis">Фон основной области:</text:span> <text:span text:style-name="Source_20_Text">#111827</text:span></text:p>
        </text:list-item>
        <text:list-item>
          <text:p text:style-name="P20"><text:span text:style-name="Strong_20_Emphasis">Фон карточек:</text:span> <text:span text:style-name="Source_20_Text">#1F2937</text:span></text:p>
        </text:list-item>
        <text:list-item>
          <text:p text:style-name="P20"><text:span text:style-name="Strong_20_Emphasis">Текст:</text:span> <text:span text:style-name="Source_20_Text">#F9FAFB</text:span></text:p>
        </text:list-item>
        <text:list-item>
          <text:p text:style-name="P20"><text:span text:style-name="Strong_20_Emphasis">Границы:</text:span> <text:span text:style-name="Source_20_Text">#374151</text:span></text:p>
        </text:list-item>
        <text:list-item>
          <text:p text:style-name="P20"><text:span text:style-name="Strong_20_Emphasis">Акцентные элементы:</text:span> <text:span text:style-name="Source_20_Text">#3366FF</text:span> (без изменений)</text:p>
        </text:list-item>
      </text:list>
      <text:h text:style-name="P3" text:outline-level="3">АДАПТАЦИЯ КОМПОНЕНТОВ</text:h>
      <text:list xml:id="list3055740010" text:style-name="L15">
        <text:list-item>
          <text:p text:style-name="P21">Все тени заменены на более темные варианты</text:p>
        </text:list-item>
        <text:list-item>
          <text:p text:style-name="P21">Индикаторы статуса и приоритета используют более контрастные цвета</text:p>
        </text:list-item>
      </text:list>
      <text:p text:style-name="P1"/>
      <text:h text:style-name="P29" text:outline-level="2">ДОПОЛНИТЕЛЬНЫЕ ЭЛЕМЕНТЫ</text:h>
      <text:h text:style-name="P3" text:outline-level="3">ПУСТОЕ СОСТОЯНИЕ</text:h>
      <text:list xml:id="list771917509" text:style-name="L16">
        <text:list-item>
          <text:p text:style-name="P22">Если нет workspace: иллюстрация + текст "Создайте свое первое рабочее пространство" + кнопка</text:p>
        </text:list-item>
        <text:list-item>
          <text:p text:style-name="P22">Если нет проектов: иллюстрация + текст "Создайте свой первый проект" + кнопка</text:p>
        </text:list-item>
        <text:list-item>
          <text:p text:style-name="P22">Если нет задач: иллюстрация + текст "У вас пока нет задач" + кнопка</text:p>
        </text:list-item>
      </text:list>
      <text:h text:style-name="P3" text:outline-level="3">ЗАГРУЗКА ДАННЫХ</text:h>
      <text:list xml:id="list1087589977" text:style-name="L17">
        <text:list-item>
          <text:p text:style-name="P23">Skeleton-экраны для всех элементов при загрузке</text:p>
        </text:list-item>
        <text:list-item>
          <text:p text:style-name="P23">Анимация: плавное появление элементов после загрузки</text:p>
        </text:list-item>
      </text:list>
      <text:h text:style-name="P3" text:outline-level="3">ОБНОВЛЕНИЕ ДАННЫХ</text:h>
      <text:list xml:id="list4182717760" text:style-name="L18">
        <text:list-item>
          <text:p text:style-name="P24">Кнопка ручного обновления в верхнем правом углу</text:p>
        </text:list-item>
        <text:list-item>
          <text:p text:style-name="P24"><text:soft-page-break/>Индикатор автоматического обновления (каждые 60 секунд)</text:p>
        </text:list-item>
      </text:list>
      <text:p text:style-name="P6">Этот чертеж полностью определяет структуру, внешний вид и поведение главной страницы приложения. Следующим шагом будет создание макетов в Figma на основе этого технического задания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29:19.101609807</meta:creation-date>
    <dc:date>2025-09-06T09:30:30.743267759</dc:date>
    <meta:editing-duration>PT1M12S</meta:editing-duration>
    <meta:editing-cycles>1</meta:editing-cycles>
    <meta:document-statistic meta:table-count="1" meta:image-count="0" meta:object-count="0" meta:page-count="5" meta:paragraph-count="132" meta:word-count="650" meta:character-count="4318" meta:non-whitespace-character-count="3875"/>
    <meta:generator>LibreOffice/6.0.7.3$Linux_x86 LibreOffice_project/00m0$Build-3</meta:generator>
  </office:meta>
</office:document-meta>
</file>